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2" draw:id="id2" draw:layer="layout" svg:width="3.5cm" svg:height="3.5cm" svg:x="11.36cm" svg:y="8.732cm">
          <text:p text:style-name="P1"><text:span text:style-name="T1">Reconhecer</text:span></text:p>
          <text:p text:style-name="P1"><text:span text:style-name="T1">F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9cm" svg:height="1.2cm" svg:x="4.9cm" svg:y="9.9cm">
          <text:p text:style-name="P1"><text:span text:style-name="T2">Microf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8.8cm" svg:y1="10.5cm" svg:x2="11.36cm" svg:y2="10.482cm" draw:start-shape="id1" draw:start-glue-point="7" draw:end-shape="id2" draw:end-glue-point="6" svg:d="m8800 10500 2560-18">
          <text:p text:style-name="P1"><text:span text:style-name="T1">Áudio <text:s/></text:span></text:p>
          <text:p text:style-name="P1"><text:span text:style-name="T1"/></text:p>
        </draw:connector>
        <draw:connector draw:style-name="gr3" draw:text-style-name="P1" draw:layer="layout" draw:type="line" svg:x1="14.86cm" svg:y1="10.482cm" svg:x2="18cm" svg:y2="10.485cm" draw:start-shape="id2" draw:start-glue-point="10" draw:end-shape="id3" draw:end-glue-point="6" svg:d="m14860 10482 3140 3">
          <text:p text:style-name="P1"><text:span text:style-name="T1">Texto <text:s text:c="2"/></text:span></text:p>
          <text:p text:style-name="P1"/>
        </draw:connector>
        <draw:custom-shape draw:style-name="gr1" draw:text-style-name="P2" xml:id="id3" draw:id="id3" draw:layer="measurelines" svg:width="3.505cm" svg:height="3.505cm" svg:x="18cm" svg:y="8.732cm">
          <text:p text:style-name="P1"><text:span text:style-name="T1">Executar</text:span></text:p>
          <text:p text:style-name="P1"><text:span text:style-name="T1">Comand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measurelines" svg:width="3.9cm" svg:height="1.2cm" svg:x="23.9cm" svg:y="9.9cm">
          <text:p text:style-name="P1"><text:span text:style-name="T2">X Window</text:span></text:p>
          <text:p text:style-name="P1"><text:span text:style-name="T2">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measurelines" draw:type="line" svg:x1="21.505cm" svg:y1="10.484cm" svg:x2="23.9cm" svg:y2="10.5cm" draw:start-shape="id3" draw:end-shape="id4" svg:d="m21505 10484 2395 16">
          <text:p text:style-name="P1"><text:span text:style-name="T1">Evento <text:s text:c="2"/></text:span></text:p>
          <text:p text:style-name="P1"/>
        </draw:connector>
        <draw:custom-shape draw:style-name="gr4" draw:text-style-name="P1" draw:layer="layout" svg:width="24.2cm" svg:height="4.7cm" svg:x="4.3cm" svg:y="8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27:20.87</meta:creation-date>
    <dc:date>2012-05-27T18:42:39</dc:date>
    <meta:editing-duration>PT33M4S</meta:editing-duration>
    <meta:editing-cycles>7</meta:editing-cycles>
    <meta:generator>LibreOffice/3.4$Linux LibreOffice_project/340m1$Build-402</meta:generator>
    <dc:creator>Arnon SIlva</dc:creator>
    <meta:document-statistic meta:object-count="8"/>
  </office:meta>
</office:document-meta>
</file>